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debbc" officeooo:paragraph-rsid="001debbc"/>
    </style:style>
    <style:style style:name="P2" style:family="paragraph" style:parent-style-name="Standard">
      <style:text-properties officeooo:rsid="0020ca9f" officeooo:paragraph-rsid="0020ca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1 -Rafael</text:p>
      <text:p text:style-name="P2">TESTE 2 - Rafa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9:56:32.889150070</meta:creation-date>
    <dc:date>2018-09-13T20:11:15.573292651</dc:date>
    <meta:editing-duration>PT35S</meta:editing-duration>
    <meta:editing-cycles>2</meta:editing-cycles>
    <meta:generator>LibreOffice/6.0.6.2$Linux_X86_64 LibreOffice_project/00$Build-2</meta:generator>
    <meta:document-statistic meta:table-count="0" meta:image-count="0" meta:object-count="0" meta:page-count="1" meta:paragraph-count="2" meta:word-count="7" meta:character-count="31" meta:non-whitespace-character-count="26"/>
  </office:meta>
</office:document-meta>
</file>